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9873d" style:font-size-asian="8pt" style:font-size-complex="8pt"/>
    </style:style>
    <style:style style:name="P15" style:family="paragraph" style:parent-style-name="Standard">
      <style:text-properties fo:font-size="8pt" officeooo:rsid="02dded49" officeooo:paragraph-rsid="02d9873d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eb974"/>
    </style:style>
    <style:style style:name="T17" style:family="text">
      <style:text-properties officeooo:rsid="02dc5f54"/>
    </style:style>
    <style:style style:name="T18" style:family="text">
      <style:text-properties officeooo:rsid="02dd18d1"/>
    </style:style>
    <style:style style:name="T19" style:family="text">
      <style:text-properties officeooo:rsid="02bf721f"/>
    </style:style>
    <style:style style:name="T20" style:family="text">
      <style:text-properties officeooo:rsid="02de79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车辆信息管理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/>
      <text:p text:style-name="P14"><text:tab/>导航栏名<text:span text:style-name="T15">3：邮件通知对象管理</text:span></text:p>
      <text:p text:style-name="P14"><text:tab/><text:tab/>导航名_<text:span text:style-name="T15">1:邮件通知对象</text:span></text:p>
      <text:p text:style-name="P14"><text:tab/><text:tab/><text:tab/>功能名称_<text:span text:style-name="T16">1</text:span>:列表　功能类型：网格（网格）</text:p>
      <text:p text:style-name="P14"><text:tab/><text:tab/><text:tab/><text:tab/>隐藏字段_<text:span text:style-name="T17">1:id</text:span></text:p>
      <text:p text:style-name="P14"><text:tab/><text:tab/><text:tab/><text:tab/>字段名称_<text:span text:style-name="T16">1</text:span>:部门名称 <text:s/>标签类型 单选下拉框</text:p>
      <text:p text:style-name="P14"><text:tab/><text:tab/><text:tab/><text:tab/>字段名称_<text:span text:style-name="T16">2</text:span>:岗位名称 <text:s/>标签类型 单选下拉框</text:p>
      <text:p text:style-name="P14"><text:tab/><text:tab/><text:tab/><text:tab/>字段名称_<text:span text:style-name="T16">3</text:span>:备注</text:p>
      <text:p text:style-name="P14"><text:tab/><text:tab/><text:tab/>功能名称_<text:span text:style-name="T16">2</text:span>:添加　功能类型：编辑（编辑）</text:p>
      <text:p text:style-name="P14"><text:tab/><text:tab/><text:tab/><text:tab/>（标签类型基本分为：单选下拉框，文本框）</text:p>
      <text:p text:style-name="P14"><text:tab/><text:tab/><text:tab/><text:tab/>字段名称_<text:span text:style-name="T18">1:部门名称 　标签类型：单选下拉框　必填</text:span></text:p>
      <text:p text:style-name="P15"><text:tab/><text:tab/><text:tab/><text:tab/>字段名称_2:岗位名称　标签类型：单选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15"><text:tab/><text:tab/><text:tab/>功能名称_<text:span text:style-name="T16">3</text:span>：修改　功能类型：编辑（编辑）</text:p>
      <text:p text:style-name="P15"><text:tab/><text:tab/><text:tab/><text:tab/>（标签类型基本分为：单选下拉框，文本框）</text:p>
      <text:p text:style-name="P15"><text:tab/><text:tab/><text:tab/><text:tab/><text:span text:style-name="T19">字段名称_1:部门名称 　标签类型：单选下拉框　必填</text:span></text:p>
      <text:p text:style-name="P15"><text:tab/><text:tab/><text:tab/><text:tab/>字段名称_2:岗位名称　标签类型：单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14"><text:tab/><text:tab/><text:tab/>功能名称_<text:span text:style-name="T16">4</text:span>：删除　功能类型：编辑（编辑）</text:p>
      <text:p text:style-name="P14"><text:tab/><text:tab/><text:tab/><text:tab/>提示:确定要删除这条数据吗？</text:p>
      <text:p text:style-name="P14"><text:tab/><text:tab/><text:tab/><text:tab/></text:p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08:43.919593175</meta:creation-date>
    <meta:editing-duration>PT1M46S</meta:editing-duration>
    <meta:editing-cycles>2</meta:editing-cycles>
    <meta:generator>LibreOffice/5.1.6.2$Linux_X86_64 LibreOffice_project/10m0$Build-2</meta:generator>
    <dc:date>2017-08-07T22:10:29.855804926</dc:date>
    <meta:document-statistic meta:table-count="0" meta:image-count="0" meta:object-count="0" meta:page-count="5" meta:paragraph-count="219" meta:word-count="3783" meta:character-count="5966" meta:non-whitespace-character-count="4376"/>
  </office:meta>
</office:document-meta>
</file>